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0507in" table:align="left"/>
    </style:style>
    <style:style style:name="Table1.A" style:family="table-column">
      <style:table-column-properties style:column-width="0.9319in"/>
    </style:style>
    <style:style style:name="Table1.B" style:family="table-column">
      <style:table-column-properties style:column-width="1.0993in"/>
    </style:style>
    <style:style style:name="Table1.C" style:family="table-column">
      <style:table-column-properties style:column-width="1.0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708in" table:align="left"/>
    </style:style>
    <style:style style:name="Table2.A" style:family="table-column">
      <style:table-column-properties style:column-width="1.0229in"/>
    </style:style>
    <style:style style:name="Table2.B" style:family="table-column">
      <style:table-column-properties style:column-width="1.1222in"/>
    </style:style>
    <style:style style:name="Table2.C" style:family="table-column">
      <style:table-column-properties style:column-width="1.125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officeooo:rsid="0004b1ba"/>
    </style:style>
    <style:style style:name="T4" style:family="text">
      <style:text-properties officeooo:rsid="0006a3d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Y 31 — Browser APIs</text:h>
      <text:p text:style-name="Text_20_body"><text:span text:style-name="Strong_20_Emphasis">Zero to Hero JavaScript Serie</text:span><text:span text:style-name="Strong_20_Emphasis"><text:span text:style-name="T3">s</text:span></text:span></text:p>
      <text:p text:style-name="Horizontal_20_Line"/>
      <text:h text:style-name="Heading_20_2" text:outline-level="2">1. What are Browser APIs?</text:h>
      <text:p text:style-name="Text_20_body"><text:line-break/>Browser APIs are features provided by the web browser that allow JavaScript to do more than basic calculations. They help JavaScript interact with time, storage, network, and the browser environment.</text:p>
      <text:p text:style-name="Text_20_body"><text:span text:style-name="Strong_20_Emphasis">Why Browser APIs are needed:</text:span></text:p>
      <text:list xml:id="list4108159706" text:style-name="L1">
        <text:list-item>
          <text:p text:style-name="P1">JavaScript alone cannot manage time</text:p>
        </text:list-item>
        <text:list-item>
          <text:p text:style-name="P1">JavaScript cannot store data permanently</text:p>
        </text:list-item>
        <text:list-item>
          <text:p text:style-name="P1">JavaScript cannot communicate with servers directly</text:p>
        </text:list-item>
      </text:list>
      <text:p text:style-name="Text_20_body">Browser APIs solve these problems.</text:p>
      <text:p text:style-name="Text_20_body"><text:span text:style-name="Strong_20_Emphasis">Common Browser APIs:</text:span></text:p>
      <text:list xml:id="list1790985932" text:style-name="L2">
        <text:list-item>
          <text:p text:style-name="P2">Timers (<text:span text:style-name="Source_20_Text">setTimeout</text:span>, <text:span text:style-name="Source_20_Text">setInterval</text:span>)</text:p>
        </text:list-item>
        <text:list-item>
          <text:p text:style-name="P2">Web Storage (<text:span text:style-name="Source_20_Text">localStorage</text:span>, <text:span text:style-name="Source_20_Text">sessionStorage</text:span>)</text:p>
        </text:list-item>
        <text:list-item>
          <text:p text:style-name="P2">Network (<text:span text:style-name="Source_20_Text">fetch</text:span>)</text:p>
        </text:list-item>
        <text:list-item>
          <text:p text:style-name="P2">DOM and Events</text:p>
        </text:list-item>
        <text:list-item>
          <text:p text:style-name="P2">Geolocation</text:p>
        </text:list-item>
      </text:list>
      <text:p text:style-name="Text_20_body"><text:span text:style-name="Strong_20_Emphasis">Important Note:</text:span><text:line-break/>Browser APIs are part of the browser, not the JavaScript language itself.</text:p>
      <text:p text:style-name="Horizontal_20_Line"/>
      <text:h text:style-name="Heading_20_2" text:outline-level="2"/>
      <text:h text:style-name="Heading_20_2" text:outline-level="2"/>
      <text:h text:style-name="Heading_20_2" text:outline-level="2">2. Timers API</text:h>
      <text:p text:style-name="Text_20_body">Timers allow JavaScript to execute code after a delay or repeatedly at fixed intervals.</text:p>
      <text:p text:style-name="Horizontal_20_Line"/>
      <text:h text:style-name="Heading_20_3" text:outline-level="3"><text:soft-page-break/>2.1 setTimeout()</text:h>
      <text:p text:style-name="Text_20_body"><text:line-break/><text:span text:style-name="Source_20_Text">setTimeout()</text:span> executes a function <text:span text:style-name="Strong_20_Emphasis">one time after a specified delay</text:span>.</text:p>
      <text:p text:style-name="Text_20_body"><text:span text:style-name="Strong_20_Emphasis">Syntax:</text:span></text:p>
      <text:p text:style-name="P18"><text:span text:style-name="Source_20_Text">setTimeout(function, delayInMilliseconds);</text:span></text:p>
      <text:p text:style-name="Text_20_body"><text:span text:style-name="Strong_20_Emphasis">Example:</text:span></text:p>
      <text:p text:style-name="Preformatted_20_Text"><text:span text:style-name="Source_20_Text">setTimeout(() =&gt; {</text:span></text:p>
      <text:p text:style-name="Preformatted_20_Text"><text:span text:style-name="Source_20_Text"><text:s text:c="2"/>console.log("after 1 second");</text:span></text:p>
      <text:p text:style-name="P18"><text:span text:style-name="Source_20_Text">}, 1000);</text:span></text:p>
      <text:p text:style-name="Text_20_body"><text:span text:style-name="Strong_20_Emphasis"/></text:p>
      <text:h text:style-name="Heading_20_3" text:outline-level="3">2.2 setInterval()</text:h>
      <text:p text:style-name="Text_20_body"><text:line-break/><text:span text:style-name="Source_20_Text">setInterval()</text:span> executes a function <text:span text:style-name="Strong_20_Emphasis">again and again</text:span> at a fixed time interval.</text:p>
      <text:p text:style-name="Text_20_body"><text:span text:style-name="Strong_20_Emphasis">Syntax:</text:span></text:p>
      <text:p text:style-name="P18"><text:span text:style-name="Source_20_Text">setInterval(function, delayInMilliseconds);</text:span></text:p>
      <text:p text:style-name="Text_20_body"><text:span text:style-name="Strong_20_Emphasis">Example:</text:span></text:p>
      <text:p text:style-name="Preformatted_20_Text"><text:span text:style-name="Source_20_Text">setInterval(() =&gt; {</text:span></text:p>
      <text:p text:style-name="Preformatted_20_Text"><text:span text:style-name="Source_20_Text"><text:s text:c="2"/>console.log("Running every 2 seconds");</text:span></text:p>
      <text:p text:style-name="P18"><text:span text:style-name="Source_20_Text">}, 2000);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3" text:outline-level="3">Difference Between setTimeout and setInterva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setTimeout</text:p>
            </table:table-cell>
            <table:table-cell table:style-name="Table1.A1" office:value-type="string">
              <text:p text:style-name="Table_20_Heading">setInterval</text:p>
            </table:table-cell>
          </table:table-row>
        </table:table-header-rows>
        <table:table-row>
          <table:table-cell table:style-name="Table1.A1" office:value-type="string">
            <text:p text:style-name="Table_20_Contents">Execution</text:p>
          </table:table-cell>
          <table:table-cell table:style-name="Table1.A1" office:value-type="string">
            <text:p text:style-name="Table_20_Contents">One time</text:p>
          </table:table-cell>
          <table:table-cell table:style-name="Table1.A1" office:value-type="string">
            <text:p text:style-name="Table_20_Contents">Repeated</text:p>
          </table:table-cell>
        </table:table-row>
        <table:table-row>
          <table:table-cell table:style-name="Table1.A1" office:value-type="string">
            <text:p text:style-name="Table_20_Contents">Delay type</text:p>
          </table:table-cell>
          <table:table-cell table:style-name="Table1.A1" office:value-type="string">
            <text:p text:style-name="Table_20_Contents">Single delay</text:p>
          </table:table-cell>
          <table:table-cell table:style-name="Table1.A1" office:value-type="string">
            <text:p text:style-name="Table_20_Contents">Fixed interval</text:p>
          </table:table-cell>
        </table:table-row>
        <table:table-row>
          <table:table-cell table:style-name="Table1.A1" office:value-type="string">
            <text:p text:style-name="Table_20_Contents">Example use</text:p>
          </table:table-cell>
          <table:table-cell table:style-name="Table1.A1" office:value-type="string">
            <text:p text:style-name="Table_20_Contents">Popup message</text:p>
          </table:table-cell>
          <table:table-cell table:style-name="Table1.A1" office:value-type="string">
            <text:p text:style-name="Table_20_Contents">Clock</text:p>
          </table:table-cell>
        </table:table-row>
      </table:table>
      <text:p text:style-name="Horizontal_20_Line"/>
      <text:h text:style-name="Heading_20_2" text:outline-level="2">3. Web Storage API<text:line-break/><text:span text:style-name="T2">Web Storage API allows websites to store data directly in the user's browser.</text:span></text:h>
      <text:p text:style-name="Text_20_body"><text:span text:style-name="Strong_20_Emphasis">Advantages:</text:span></text:p>
      <text:list xml:id="list1756121861" text:style-name="L7">
        <text:list-item>
          <text:p text:style-name="P7"><text:soft-page-break/>Fast access</text:p>
        </text:list-item>
        <text:list-item>
          <text:p text:style-name="P7">No server needed</text:p>
        </text:list-item>
        <text:list-item>
          <text:p text:style-name="P7">Works offline</text:p>
        </text:list-item>
      </text:list>
      <text:p text:style-name="Text_20_body"><text:span text:style-name="Strong_20_Emphasis">Types of Web Storage:</text:span></text:p>
      <text:list xml:id="list2533880939" text:style-name="L8">
        <text:list-item>
          <text:p text:style-name="P8">localStorage</text:p>
        </text:list-item>
        <text:list-item>
          <text:p text:style-name="P8">sessionStorage</text:p>
        </text:list-item>
      </text:list>
      <text:p text:style-name="Horizontal_20_Line"/>
      <text:h text:style-name="Heading_20_2" text:outline-level="2">4. localStorage</text:h>
      <text:p text:style-name="Text_20_body"><text:line-break/><text:span text:style-name="Source_20_Text">localStorage</text:span> stores data permanently in the browser until it is manually cleared.</text:p>
      <text:p text:style-name="Text_20_body"><text:span text:style-name="Strong_20_Emphasis">Data remains after:</text:span></text:p>
      <text:list xml:id="list449396405" text:style-name="L9">
        <text:list-item>
          <text:p text:style-name="P9">Browser is closed</text:p>
        </text:list-item>
        <text:list-item>
          <text:p text:style-name="P9">Computer is restarted</text:p>
        </text:list-item>
      </text:list>
      <text:p text:style-name="Text_20_body"><text:span text:style-name="Strong_20_Emphasis">Syntax:</text:span></text:p>
      <text:p text:style-name="Preformatted_20_Text"><text:span text:style-name="Source_20_Text">localStorage.setItem(key, value);</text:span></text:p>
      <text:p text:style-name="Preformatted_20_Text"><text:span text:style-name="Source_20_Text">localStorage.getItem(key);</text:span></text:p>
      <text:p text:style-name="Preformatted_20_Text"><text:span text:style-name="Source_20_Text">localStorage.removeItem(key);</text:span></text:p>
      <text:p text:style-name="P18"><text:span text:style-name="Source_20_Text">localStorage.clear();</text:span></text:p>
      <text:p text:style-name="Text_20_body"><text:span text:style-name="Strong_20_Emphasis">Example:</text:span></text:p>
      <text:p text:style-name="P18"><text:span text:style-name="Source_20_Text">localStorage.setItem("name", "Asha");</text:span></text:p>
      <text:p text:style-name="Text_20_body"><text:span text:style-name="Strong_20_Emphasis">Read value:</text:span></text:p>
      <text:p text:style-name="P18"><text:span text:style-name="Source_20_Text">console.log(localStorage.getItem("name")); <text:s text:c="3"/></text:span><text:span text:style-name="Source_20_Text"><text:span text:style-name="T4">asha….</text:span></text:span></text:p>
      <text:p text:style-name="Text_20_body"><text:span text:style-name="Strong_20_Emphasis">Storage Limit:</text:span></text:p>
      <text:list xml:id="list3116763215" text:style-name="L10">
        <text:list-item>
          <text:p text:style-name="P10">Approximately 5–10 MB per website</text:p>
        </text:list-item>
        <text:list-item>
          <text:p text:style-name="P10">Stores only strings</text:p>
        </text:list-item>
        <text:list-item>
          <text:p text:style-name="P10">Objects must be converted using <text:span text:style-name="Source_20_Text">JSON.stringify()</text:span></text:p>
        </text:list-item>
      </text:list>
      <text:p text:style-name="Horizontal_20_Line"/>
      <text:h text:style-name="Heading_20_2" text:outline-level="2">5. sessionStorage</text:h>
      <text:p text:style-name="Text_20_body"><text:line-break/><text:span text:style-name="Source_20_Text">sessionStorage</text:span> stores data only for the current browser tab session.</text:p>
      <text:p text:style-name="Text_20_body"><text:soft-page-break/><text:span text:style-name="Strong_20_Emphasis">Data is removed when:</text:span></text:p>
      <text:list xml:id="list3607086449" text:style-name="L11">
        <text:list-item>
          <text:p text:style-name="P11">The tab is closed</text:p>
        </text:list-item>
      </text:list>
      <text:p text:style-name="Text_20_body"><text:span text:style-name="Strong_20_Emphasis">Example:</text:span></text:p>
      <text:p text:style-name="P18"><text:span text:style-name="Source_20_Text">sessionStorage.setItem("token", "abc123");</text:span></text:p>
      <text:p text:style-name="Text_20_body"><text:span text:style-name="Strong_20_Emphasis">Use Case:</text:span></text:p>
      <text:list xml:id="list2340294029" text:style-name="L12">
        <text:list-item>
          <text:p text:style-name="P12">Temporary login sessions</text:p>
        </text:list-item>
        <text:list-item>
          <text:p text:style-name="P12">Step-by-step form data</text:p>
        </text:list-item>
      </text:list>
      <text:p text:style-name="Horizontal_20_Line"/>
      <text:h text:style-name="Heading_20_2" text:outline-level="2">localStorage vs sessionStorage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localStorage</text:p>
            </table:table-cell>
            <table:table-cell table:style-name="Table2.A1" office:value-type="string">
              <text:p text:style-name="Table_20_Heading">sessionStorage</text:p>
            </table:table-cell>
          </table:table-row>
        </table:table-header-rows>
        <table:table-row>
          <table:table-cell table:style-name="Table2.A1" office:value-type="string">
            <text:p text:style-name="Table_20_Contents">Data lifetime</text:p>
          </table:table-cell>
          <table:table-cell table:style-name="Table2.A1" office:value-type="string">
            <text:p text:style-name="Table_20_Contents">Permanent</text:p>
          </table:table-cell>
          <table:table-cell table:style-name="Table2.A1" office:value-type="string">
            <text:p text:style-name="Table_20_Contents">Tab session</text:p>
          </table:table-cell>
        </table:table-row>
        <table:table-row>
          <table:table-cell table:style-name="Table2.A1" office:value-type="string">
            <text:p text:style-name="Table_20_Contents">Browser close</text:p>
          </table:table-cell>
          <table:table-cell table:style-name="Table2.A1" office:value-type="string">
            <text:p text:style-name="Table_20_Contents">Data stays</text:p>
          </table:table-cell>
          <table:table-cell table:style-name="Table2.A1" office:value-type="string">
            <text:p text:style-name="Table_20_Contents">Data removed</text:p>
          </table:table-cell>
        </table:table-row>
        <table:table-row>
          <table:table-cell table:style-name="Table2.A1" office:value-type="string">
            <text:p text:style-name="Table_20_Contents">Best use</text:p>
          </table:table-cell>
          <table:table-cell table:style-name="Table2.A1" office:value-type="string">
            <text:p text:style-name="Table_20_Contents">Theme, settings</text:p>
          </table:table-cell>
          <table:table-cell table:style-name="Table2.A1" office:value-type="string">
            <text:p text:style-name="Table_20_Contents">Login session</text:p>
          </table:table-cell>
        </table:table-row>
      </table:table>
      <text:p text:style-name="Horizontal_20_Line"/>
      <text:p text:style-name="Horizontal_20_Line"/>
      <text:h text:style-name="Heading_20_2" text:outline-level="2">Final Project Example (All-in-One)</text:h>
      <text:h text:style-name="Heading_20_3" text:outline-level="3">Project: Website Preference Manager</text:h>
      <text:p text:style-name="Text_20_body"><text:span text:style-name="Strong_20_Emphasis">Features Used:</text:span></text:p>
      <text:list xml:id="list2518858384" text:style-name="L14">
        <text:list-item>
          <text:p text:style-name="P14"><text:span text:style-name="Source_20_Text">setTimeout</text:span></text:p>
        </text:list-item>
        <text:list-item>
          <text:p text:style-name="P14"><text:span text:style-name="Source_20_Text">setInterval</text:span></text:p>
        </text:list-item>
        <text:list-item>
          <text:p text:style-name="P14"><text:span text:style-name="Source_20_Text">localStorage</text:span></text:p>
        </text:list-item>
        <text:list-item>
          <text:p text:style-name="P14"><text:span text:style-name="Source_20_Text">sessionStorage</text:span></text:p>
        </text:list-item>
      </text:list>
      <text:p text:style-name="Horizontal_20_Line"/>
      <text:h text:style-name="Heading_20_3" text:outline-level="3">Project Code</text:h>
      <text:p text:style-name="Preformatted_20_Text"><text:span text:style-name="Source_20_Text">// Save theme preference</text:span></text:p>
      <text:p text:style-name="Preformatted_20_Text"><text:span text:style-name="Source_20_Text">function setTheme(theme) {</text:span></text:p>
      <text:p text:style-name="Preformatted_20_Text"><text:span text:style-name="Source_20_Text"><text:s text:c="2"/>localStorage.setItem("theme", theme);</text:span></text:p>
      <text:p text:style-name="Preformatted_20_Text"><text:span text:style-name="Source_20_Text"><text:s text:c="2"/>document.body.className = theme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Load saved theme</text:span></text:p>
      <text:p text:style-name="Preformatted_20_Text"><text:span text:style-name="Source_20_Text">const savedTheme = localStorage.getItem("theme");</text:span></text:p>
      <text:p text:style-name="Preformatted_20_Text"><text:span text:style-name="Source_20_Text">if (savedTheme) {</text:span></text:p>
      <text:p text:style-name="Preformatted_20_Text"><text:span text:style-name="Source_20_Text"><text:s text:c="2"/>document.body.className = savedTheme;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// Count visits</text:span></text:p>
      <text:p text:style-name="Preformatted_20_Text"><text:span text:style-name="Source_20_Text">let visits = localStorage.getItem("visits");</text:span></text:p>
      <text:p text:style-name="Preformatted_20_Text"><text:span text:style-name="Source_20_Text">visits = visits ? Number(visits) + 1 : 1;</text:span></text:p>
      <text:p text:style-name="Preformatted_20_Text"><text:span text:style-name="Source_20_Text">localStorage.setItem("visits", visits);</text:span></text:p>
      <text:p text:style-name="Preformatted_20_Text"/>
      <text:p text:style-name="Preformatted_20_Text"><text:span text:style-name="Source_20_Text">// Store session start time</text:span></text:p>
      <text:p text:style-name="Preformatted_20_Text"><text:span text:style-name="Source_20_Text">sessionStorage.setItem("sessionStart", Date.now());</text:span></text:p>
      <text:p text:style-name="Preformatted_20_Text"/>
      <text:p text:style-name="Preformatted_20_Text"><text:span text:style-name="Source_20_Text">// Welcome message after delay</text:span></text:p>
      <text:p text:style-name="Preformatted_20_Text"><text:span text:style-name="Source_20_Text">setTimeout(() =&gt; {</text:span></text:p>
      <text:p text:style-name="Preformatted_20_Text"><text:span text:style-name="Source_20_Text"><text:s text:c="2"/>alert("Welcome to the website!");</text:span></text:p>
      <text:p text:style-name="Preformatted_20_Text"><text:span text:style-name="Source_20_Text">}, 2000);</text:span></text:p>
      <text:p text:style-name="Preformatted_20_Text"/>
      <text:p text:style-name="Preformatted_20_Text"><text:span text:style-name="Source_20_Text">// Show live session time</text:span></text:p>
      <text:p text:style-name="Preformatted_20_Text"><text:span text:style-name="Source_20_Text">setInterval(() =&gt; {</text:span></text:p>
      <text:p text:style-name="Preformatted_20_Text"><text:span text:style-name="Source_20_Text"><text:s text:c="2"/>const start = sessionStorage.getItem("sessionStart");</text:span></text:p>
      <text:p text:style-name="Preformatted_20_Text"><text:span text:style-name="Source_20_Text"><text:s text:c="2"/>const seconds = Math.floor((Date.now() - start) / 1000);</text:span></text:p>
      <text:p text:style-name="Preformatted_20_Text"><text:span text:style-name="Source_20_Text"><text:s text:c="2"/>console.log("Session time:", seconds, "seconds");</text:span></text:p>
      <text:p text:style-name="P18"><text:span text:style-name="Source_20_Text">}, 1000);</text:span></text:p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5T14:36:31.009000000</meta:creation-date>
    <dc:date>2025-12-15T16:10:34.310000000</dc:date>
    <meta:editing-duration>PT53M41S</meta:editing-duration>
    <meta:editing-cycles>1</meta:editing-cycles>
    <meta:document-statistic meta:table-count="2" meta:image-count="0" meta:object-count="0" meta:page-count="5" meta:paragraph-count="129" meta:word-count="463" meta:character-count="3395" meta:non-whitespace-character-count="3060"/>
    <meta:generator>Neat_Office/6.2.8.2$Windows_x86 LibreOffice_project/</meta:generator>
  </office:meta>
</office:document-meta>
</file>